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Segoe UI1" svg:font-family="'Segoe UI'"/>
    <style:font-face style:name="Bitstream Vera Sans1" svg:font-family="'Bitstream Vera Sans'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6.07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.076cm" fo:min-width="6.131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561cm" fo:min-width="2.784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697cm" fo:min-width="5.003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6.103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697cm" fo:min-width="5.003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stroke-linejoin="miter" svg:stroke-linecap="butt" draw:fill="none" draw:textarea-vertical-align="top" draw:auto-grow-height="false" fo:min-height="0cm" fo:min-width="4.635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561cm" fo:min-width="2.784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6.018cm" fo:padding-top="0.125cm" fo:padding-bottom="0.125cm" fo:padding-left="0.25cm" fo:padding-right="0.25cm" fo:wrap-option="wrap"/>
    </style:style>
    <style:style style:name="pr1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Segoe UI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name-asian="Segoe UI1" style:font-size-asian="18pt" style:font-style-asian="normal" style:font-weight-asian="normal" style:font-name-complex="Segoe UI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custom-shape draw:name="TextBox 4" draw:style-name="gr1" draw:text-style-name="P2" draw:layer="layout" svg:width="7.619cm" svg:height="1.271cm" svg:x="13.123cm" svg:y="3.387cm">
          <text:p text:style-name="P1"><text:span text:style-name="T1">0th LEVEL DFD</text:span><text:span text:style-name="T2">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4" draw:layer="layout" svg:width="7.252cm" svg:height="2.539cm" svg:x="24.723cm" svg:y="8.396cm">
          <text:p text:style-name="P3"><text:span text:style-name="T3">WHITE PIECE </text:span></text:p>
          <text:p text:style-name="P3"><text:span text:style-name="T3">M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2" draw:text-style-name="P4" draw:layer="layout" svg:width="4.119cm" svg:height="2.962cm" svg:x="13.887cm" svg:y="8.398cm">
          <text:p text:style-name="P5"><text:span text:style-name="T3">CHESS</text:span></text:p>
          <text:p text:style-name="P5"><text:span text:style-name="T3">ENGIN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7" draw:style-name="gr3" draw:text-style-name="P6" draw:layer="layout" svg:width="6.716cm" svg:height="0.084cm" svg:x="7.228cm" svg:y="9.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4" draw:text-style-name="P6" draw:layer="layout" svg:width="6.575cm" svg:height="0.055cm" svg:x="7.285cm" svg:y="10.43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0" draw:style-name="gr5" draw:text-style-name="P6" draw:layer="layout" svg:width="6.631cm" svg:height="0.326cm" svg:x="18.009cm" svg:y="10.16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7" draw:style-name="gr6" draw:text-style-name="P7" draw:layer="layout" svg:width="8.409cm" svg:height="1.017cm" svg:x="8.05cm" svg:y="8.587cm">
          <text:p text:style-name="P1"><text:span text:style-name="T3">AI RESPO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" draw:text-style-name="P7" draw:layer="layout" svg:width="7.619cm" svg:height="1.017cm" svg:x="2.54cm" svg:y="9.539cm">
          <text:p text:style-name="P1"><text:span text:style-name="T4">ADMIN</text:span><text:span text:style-name="T3">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4" draw:layer="layout" svg:width="4.458cm" svg:height="2.567cm" svg:x="2.709cm" svg:y="8.763cm">
          <text:p text:style-name="P3"><text:span text:style-name="T3">BLACK PIECE</text:span></text:p>
          <text:p text:style-name="P3"><text:span text:style-name="T3">M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" draw:text-style-name="P2" draw:layer="layout" svg:width="7.619cm" svg:height="1.779cm" svg:x="8.326cm" svg:y="10.301cm">
          <text:p text:style-name="P1"><text:span text:style-name="T5">VALID MOVES</text:span></text:p>
          <text:p text:style-name="P1"><text:span text:style-name="T5">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7" draw:layer="layout" svg:width="7.619cm" svg:height="1.017cm" svg:x="18.26cm" svg:y="9.144cm">
          <text:p text:style-name="P1"><text:span text:style-name="T3">MAKE M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0">
        <draw:custom-shape draw:name="Oval 16" draw:style-name="gr11" draw:text-style-name="P9" draw:layer="layout" svg:width="4.656cm" svg:height="2.567cm" svg:x="13.981cm" svg:y="12.104cm">
          <text:p text:style-name="P3"><text:span text:style-name="T3">AI MOV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8" draw:style-name="gr12" draw:text-style-name="P9" draw:layer="layout" svg:width="5.502cm" svg:height="1.946cm" svg:x="1.552cm" svg:y="9.299cm">
          <text:p text:style-name="P3"><text:span text:style-name="T3">CHESS ENG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4" draw:text-style-name="P6" draw:layer="layout" svg:width="6.575cm" svg:height="0.055cm" svg:x="7.144cm" svg:y="10.91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23" draw:style-name="gr13" draw:text-style-name="P6" draw:layer="layout" svg:width="6.603cm" svg:height="0.027cm" svg:x="7.031cm" svg:y="10.0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6" draw:style-name="gr14" draw:text-style-name="P9" draw:layer="layout" svg:width="5.502cm" svg:height="1.946cm" svg:x="1.552cm" svg:y="12.404cm">
          <text:p text:style-name="P3"><text:span text:style-name="T3">CHESS </text:span><text:span text:style-name="T3">ENG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15" draw:text-style-name="P6" draw:layer="layout" svg:width="5.135cm" svg:height="0.027cm" svg:x="25.781cm" svg:y="12.9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15" draw:text-style-name="P6" draw:layer="layout" svg:width="5.135cm" svg:height="0.027cm" svg:x="25.781cm" svg:y="14.5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15" draw:text-style-name="P6" draw:layer="layout" svg:width="5.135cm" svg:height="0.027cm" svg:x="25.555cm" svg:y="15.5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13" draw:text-style-name="P6" draw:layer="layout" svg:width="6.603cm" svg:height="0.027cm" svg:x="18.658cm" svg:y="13.1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7" draw:style-name="gr4" draw:text-style-name="P6" draw:layer="layout" svg:width="6.575cm" svg:height="0.055cm" svg:x="18.658cm" svg:y="13.98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1" draw:style-name="gr1" draw:text-style-name="P2" draw:layer="layout" svg:width="7.619cm" svg:height="1.025cm" svg:x="25.557cm" svg:y="13.337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" draw:text-style-name="P2" draw:layer="layout" svg:width="7.619cm" svg:height="1.025cm" svg:x="25.557cm" svg:y="16.046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" draw:text-style-name="P2" draw:layer="layout" svg:width="7.619cm" svg:height="1.271cm" svg:x="12.97cm" svg:y="1.427cm">
          <text:p text:style-name="P1"><text:span text:style-name="T6">1th LEVEL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16" draw:text-style-name="P7" draw:layer="layout" svg:width="7.619cm" svg:height="1.779cm" svg:x="7.338cm" svg:y="10.837cm">
          <text:p text:style-name="P1"><text:span text:style-name="T7"><text:s/></text:span><text:span text:style-name="T7">PIECE MOVED</text:span></text:p>
          <text:p text:style-name="P1"><text:span text:style-name="T7">​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17" draw:text-style-name="P7" draw:layer="layout" svg:width="7.619cm" svg:height="1.779cm" svg:x="7.338cm" svg:y="9.313cm">
          <text:p text:style-name="P1"><text:span text:style-name="T5">SAVE MOVE</text:span></text:p>
          <text:p text:style-name="P1"><text:span text:style-name="T5">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18" draw:text-style-name="P7" draw:layer="layout" svg:width="7.619cm" svg:height="1.017cm" svg:x="19.643cm" svg:y="12.39cm">
          <text:p text:style-name="P1"><text:span text:style-name="T4">FIND BEST M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19" draw:text-style-name="P7" draw:layer="layout" svg:width="7.619cm" svg:height="1.017cm" svg:x="19.699cm" svg:y="13.857cm">
          <text:p text:style-name="P1"><text:span text:style-name="T3">REP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1" draw:text-style-name="P2" draw:layer="layout" svg:width="7.619cm" svg:height="1.017cm" svg:x="26.106cm" svg:y="5.024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1" draw:text-style-name="P2" draw:layer="layout" svg:width="7.619cm" svg:height="1.017cm" svg:x="25.936cm" svg:y="13.377cm">
          <text:p text:style-name="P1"><text:span text:style-name="T4">SAVED VALID MOVES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1" draw:text-style-name="P2" draw:layer="layout" svg:width="7.619cm" svg:height="1.017cm" svg:x="20.151cm" svg:y="6.294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9" draw:style-name="gr20" draw:text-style-name="P9" draw:layer="layout" svg:width="4.656cm" svg:height="2.567cm" svg:x="13.727cm" svg:y="8.604cm">
          <text:p text:style-name="P3"><text:span text:style-name="T3">HUMAN MOV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70" draw:style-name="gr21" draw:text-style-name="P7" draw:layer="layout" svg:width="7.619cm" svg:height="1.017cm" svg:x="7.62cm" svg:y="12.474cm">
          <text:p text:style-name="P1"><text:span text:style-name="T4">SAVE M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22" draw:text-style-name="P7" draw:layer="layout" svg:width="7.619cm" svg:height="1.779cm" svg:x="7.62cm" svg:y="13.744cm">
          <text:p text:style-name="P1"><text:span text:style-name="T5"><text:s/></text:span><text:span text:style-name="T5">MAKE MOVE​​​</text:span></text:p>
          <text:p text:style-name="P1"><text:span text:style-name="T5">​​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2" draw:style-name="gr13" draw:text-style-name="P6" draw:layer="layout" svg:width="6.603cm" svg:height="0.027cm" svg:x="7.37cm" svg:y="13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23" draw:text-style-name="P7" draw:layer="layout" svg:width="7.619cm" svg:height="1.017cm" svg:x="18.516cm" svg:y="9.259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" draw:text-style-name="P2" draw:layer="layout" svg:width="7.619cm" svg:height="1.017cm" svg:x="25.767cm" svg:y="9.821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9" draw:style-name="gr24" draw:text-style-name="P6" draw:layer="layout" svg:width="6.518cm" svg:height="0.001cm" svg:x="7.424cm" svg:y="13.90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Segoe UI1" svg:font-family="'Segoe UI'"/>
    <style:font-face style:name="Bitstream Vera Sans1" svg:font-family="'Bitstream Vera Sans'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9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Click to </text:span><text:span text:style-name="MT1">edit </text:span><text:span text:style-name="MT1">Master </text:span><text:span text:style-name="MT1">title </text:span><text:span text:style-name="MT1">style</text:span></text:p>
        </draw:text-box>
      </draw:frame>
      <draw:frame draw:name="Content Placeholder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6"><text:date style:data-style-name="D1" text:date-value="2021-03-31">3/31/21</text:date></text:span></text:p>
        </draw:text-box>
      </draw:frame>
      <draw:frame draw:name="Footer Placeholder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6" draw:text-style-name="MP14" draw:layer="backgroundobjects" svg:width="25.399cm" svg:height="6.631cm" svg:x="4.233cm" svg:y="3.118cm" presentation:class="title" presentation:user-transformed="true">
        <draw:text-box>
          <text:p text:style-name="MP13"><text:span text:style-name="MT7">Click </text:span><text:span text:style-name="MT7">to edit </text:span><text:span text:style-name="MT7">Maste</text:span><text:span text:style-name="MT7">r title </text:span><text:span text:style-name="MT7">style</text:span></text:p>
        </draw:text-box>
      </draw:frame>
      <draw:frame draw:name="Date Placeholder 3" presentation:style-name="Mpr7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6"><text:date style:data-style-name="D1" text:date-value="2021-03-31">3/31/21</text:date></text:span></text:p>
        </draw:text-box>
      </draw:frame>
      <draw:frame draw:name="Footer Placeholder 4" presentation:style-name="Mpr7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editing-cycles>265</meta:editing-cycles>
    <meta:creation-date>2021-02-17T07:55:45</meta:creation-date>
    <dc:date>2021-03-31T12:28:52.557168648</dc:date>
    <meta:editing-duration>PT7S</meta:editing-duration>
    <meta:generator>LibreOffice/6.4.2.2$Linux_X86_64 LibreOffice_project/4e471d8c02c9c90f512f7f9ead8875b57fcb1ec3</meta:generator>
    <meta:document-statistic meta:object-count="7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